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Akapitzlistą" style:master-page-name="MP0" style:list-style-name="LFO1" style:family="paragraph">
      <style:paragraph-properties fo:break-before="page"/>
    </style:style>
    <style:style style:name="T2" style:parent-style-name="Domyślnaczcionkaakapitu" style:family="text">
      <style:text-properties style:font-name="Times New Roman" style:font-name-complex="Times New Roman" fo:font-size="13pt" style:font-size-asian="13pt" style:font-size-complex="13pt" fo:language="pl" fo:country="PL"/>
    </style:style>
    <style:style style:name="T3"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4" style:parent-style-name="Domyślnaczcionkaakapitu" style:family="text">
      <style:text-properties style:font-name="Times New Roman" style:font-name-complex="Times New Roman" fo:font-size="13pt" style:font-size-asian="13pt" style:font-size-complex="13pt" fo:language="pl" fo:country="PL"/>
    </style:style>
    <style:style style:name="P5" style:parent-style-name="Akapitzlistą" style:family="paragraph">
      <style:text-properties style:font-name="Times New Roman" style:font-name-complex="Times New Roman" fo:font-size="13pt" style:font-size-asian="13pt" style:font-size-complex="13pt" fo:language="pl" fo:country="PL"/>
    </style:style>
    <style:style style:name="T6" style:parent-style-name="Domyślnaczcionkaakapitu" style:family="text">
      <style:text-properties style:font-name="Times New Roman" style:font-name-complex="Times New Roman" fo:font-size="13pt" style:font-size-asian="13pt" style:font-size-complex="13pt" fo:language="pl" fo:country="PL"/>
    </style:style>
    <style:style style:name="T7"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8"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9" style:parent-style-name="Domyślnaczcionkaakapitu" style:family="text">
      <style:text-properties style:font-name="Times New Roman" style:font-name-complex="Times New Roman" fo:font-size="13pt" style:font-size-asian="13pt" style:font-size-complex="13pt" fo:language="pl" fo:country="PL"/>
    </style:style>
    <style:style style:name="T10"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1" style:parent-style-name="Domyślnaczcionkaakapitu" style:family="text">
      <style:text-properties style:font-name="Times New Roman" style:font-name-complex="Times New Roman" fo:font-size="13pt" style:font-size-asian="13pt" style:font-size-complex="13pt" fo:language="pl" fo:country="PL"/>
    </style:style>
    <style:style style:name="T12"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3" style:parent-style-name="Domyślnaczcionkaakapitu" style:family="text">
      <style:text-properties style:font-name="Times New Roman" style:font-name-complex="Times New Roman" fo:font-size="13pt" style:font-size-asian="13pt" style:font-size-complex="13pt" fo:language="pl" fo:country="PL"/>
    </style:style>
    <style:style style:name="T14"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5" style:parent-style-name="Domyślnaczcionkaakapitu" style:family="text">
      <style:text-properties style:font-name="Times New Roman" style:font-name-complex="Times New Roman" fo:font-size="13pt" style:font-size-asian="13pt" style:font-size-complex="13pt" fo:language="pl" fo:country="PL"/>
    </style:style>
    <style:style style:name="T16" style:parent-style-name="Domyślnaczcionkaakapitu" style:family="text">
      <style:text-properties style:font-name="Times New Roman" style:font-name-complex="Times New Roman" fo:font-size="13pt" style:font-size-asian="13pt" style:font-size-complex="13pt" fo:language="pl" fo:country="PL"/>
    </style:style>
    <style:style style:name="P17" style:parent-style-name="Akapitzlistą" style:family="paragraph">
      <style:text-properties style:font-name="Times New Roman" style:font-name-complex="Times New Roman" fo:font-size="13pt" style:font-size-asian="13pt" style:font-size-complex="13pt" fo:language="pl" fo:country="PL"/>
    </style:style>
    <style:style style:name="P18"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9" style:parent-style-name="Akapitzlistą" style:family="paragraph">
      <style:text-properties style:font-name="Times New Roman" style:font-name-complex="Times New Roman" fo:font-weight="bold" style:font-weight-asian="bold" style:font-weight-complex="bold" fo:font-size="13pt" style:font-size-asian="13pt" style:font-size-complex="13pt" fo:language="pl" fo:country="PL"/>
    </style:style>
    <style:style style:name="P20"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P21" style:parent-style-name="Akapitzlistą" style:list-style-name="LFO5" style:family="paragraph">
      <style:text-properties style:font-name="Times New Roman" style:font-name-complex="Times New Roman" fo:font-size="13pt" style:font-size-asian="13pt" style:font-size-complex="13pt" fo:language="pl" fo:country="PL"/>
    </style:style>
    <style:style style:name="T22" style:parent-style-name="Domyślnaczcionkaakapitu" style:family="text">
      <style:text-properties style:font-name="Times New Roman" style:font-name-complex="Times New Roman" fo:font-size="13pt" style:font-size-asian="13pt" style:font-size-complex="13pt" fo:language="pl" fo:country="PL"/>
    </style:style>
    <style:style style:name="T23"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24" style:parent-style-name="Akapitzlistą" style:list-style-name="LFO15" style:family="paragraph">
      <style:text-properties style:font-name="Times New Roman" style:font-name-complex="Times New Roman" fo:font-weight="bold" style:font-weight-asian="bold" style:font-weight-complex="bold" fo:font-size="13pt" style:font-size-asian="13pt" style:font-size-complex="13pt" fo:language="pl" fo:country="PL"/>
    </style:style>
    <style:style style:name="P25" style:parent-style-name="Akapitzlistą" style:family="paragraph">
      <style:text-properties style:font-name="Times New Roman" style:font-name-complex="Times New Roman" fo:font-size="13pt" style:font-size-asian="13pt" style:font-size-complex="13pt" fo:language="pl" fo:country="PL"/>
    </style:style>
    <style:style style:name="P26" style:parent-style-name="Akapitzlistą" style:family="paragraph">
      <style:text-properties style:font-name="Times New Roman" style:font-name-complex="Times New Roman" fo:font-size="13pt" style:font-size-asian="13pt" style:font-size-complex="13pt" fo:language="pl" fo:country="PL"/>
    </style:style>
    <style:style style:name="P2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T28"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29" style:parent-style-name="Domyślnaczcionkaakapitu" style:family="text">
      <style:text-properties style:font-name="Times New Roman" style:font-name-complex="Times New Roman" fo:font-size="13pt" style:font-size-asian="13pt" style:font-size-complex="13pt" fo:language="pl" fo:country="PL"/>
    </style:style>
    <style:style style:name="P30" style:parent-style-name="Akapitzlistą" style:list-style-name="LFO4" style:family="paragraph">
      <style:text-properties style:font-name="Times New Roman" style:font-name-complex="Times New Roman" fo:font-size="13pt" style:font-size-asian="13pt" style:font-size-complex="13pt" fo:language="pl" fo:country="PL"/>
    </style:style>
    <style:style style:name="T31"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32" style:parent-style-name="Domyślnaczcionkaakapitu" style:family="text">
      <style:text-properties style:font-name="Times New Roman" style:font-name-complex="Times New Roman" fo:font-size="13pt" style:font-size-asian="13pt" style:font-size-complex="13pt" fo:language="pl" fo:country="PL"/>
    </style:style>
    <style:style style:name="P33"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34"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35"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36"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37"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38"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39" style:parent-style-name="Akapitzlistą" style:list-style-name="LFO3" style:family="paragraph">
      <style:text-properties style:font-name="Times New Roman" style:font-name-complex="Times New Roman" fo:font-size="13pt" style:font-size-asian="13pt" style:font-size-complex="13pt" fo:language="pl" fo:country="PL"/>
    </style:style>
    <style:style style:name="P40" style:parent-style-name="Normalny" style:family="paragraph">
      <style:text-properties style:font-name="Times New Roman" style:font-name-complex="Times New Roman" fo:font-size="13pt" style:font-size-asian="13pt" style:font-size-complex="13pt" fo:language="pl" fo:country="PL"/>
    </style:style>
    <style:style style:name="P4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42" style:parent-style-name="Akapitzlistą" style:family="paragraph">
      <style:text-properties style:font-name="Times New Roman" style:font-name-complex="Times New Roman" fo:font-size="13pt" style:font-size-asian="13pt" style:font-size-complex="13pt" fo:language="pl" fo:country="PL"/>
    </style:style>
    <style:style style:name="P43" style:parent-style-name="Akapitzlistą" style:family="paragraph">
      <style:text-properties style:font-name="Times New Roman" style:font-name-complex="Times New Roman" fo:font-size="13pt" style:font-size-asian="13pt" style:font-size-complex="13pt" fo:language="pl" fo:country="PL"/>
    </style:style>
    <style:style style:name="P44" style:parent-style-name="Akapitzlistą" style:family="paragraph">
      <style:text-properties style:font-name="Times New Roman" style:font-name-complex="Times New Roman" fo:font-size="13pt" style:font-size-asian="13pt" style:font-size-complex="13pt" fo:language="pl" fo:country="PL"/>
    </style:style>
    <style:style style:name="P45" style:parent-style-name="Akapitzlistą" style:family="paragraph">
      <style:text-properties style:font-name="Times New Roman" style:font-name-complex="Times New Roman" fo:font-size="13pt" style:font-size-asian="13pt" style:font-size-complex="13pt" fo:language="pl" fo:country="PL"/>
    </style:style>
    <style:style style:name="P46" style:parent-style-name="Akapitzlistą" style:family="paragraph">
      <style:text-properties style:font-name="Times New Roman" style:font-name-complex="Times New Roman" fo:font-size="13pt" style:font-size-asian="13pt" style:font-size-complex="13pt" fo:language="pl" fo:country="PL"/>
    </style:style>
    <style:style style:name="P47" style:parent-style-name="Akapitzlistą" style:family="paragraph">
      <style:text-properties style:font-name="Times New Roman" style:font-name-complex="Times New Roman" fo:font-size="13pt" style:font-size-asian="13pt" style:font-size-complex="13pt" fo:language="pl" fo:country="PL"/>
    </style:style>
    <style:style style:name="P48" style:parent-style-name="Akapitzlistą" style:family="paragraph">
      <style:text-properties style:font-name="Times New Roman" style:font-name-complex="Times New Roman" fo:font-size="13pt" style:font-size-asian="13pt" style:font-size-complex="13pt" fo:language="pl" fo:country="PL"/>
    </style:style>
    <style:style style:name="P4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50" style:parent-style-name="Akapitzlistą" style:family="paragraph">
      <style:text-properties style:font-name="Times New Roman" style:font-name-complex="Times New Roman" fo:font-size="13pt" style:font-size-asian="13pt" style:font-size-complex="13pt" fo:language="pl" fo:country="PL"/>
    </style:style>
    <style:style style:name="P51" style:parent-style-name="Normalny" style:family="paragraph">
      <style:text-properties style:font-name="Times New Roman" style:font-name-complex="Times New Roman" fo:font-size="13pt" style:font-size-asian="13pt" style:font-size-complex="13pt" fo:language="pl" fo:country="PL"/>
    </style:style>
    <style:style style:name="P52" style:parent-style-name="Normalny" style:family="paragraph">
      <style:text-properties style:font-name="Times New Roman" style:font-name-complex="Times New Roman" fo:font-size="13pt" style:font-size-asian="13pt" style:font-size-complex="13pt" fo:language="pl" fo:country="PL"/>
    </style:style>
    <style:style style:name="P5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54" style:parent-style-name="Akapitzlistą" style:family="paragraph">
      <style:text-properties style:font-name="Times New Roman" style:font-name-complex="Times New Roman" fo:font-size="13pt" style:font-size-asian="13pt" style:font-size-complex="13pt" fo:language="pl" fo:country="PL"/>
    </style:style>
    <style:style style:name="P55" style:parent-style-name="Akapitzlistą" style:family="paragraph">
      <style:text-properties style:font-name="Times New Roman" style:font-name-complex="Times New Roman" fo:font-size="13pt" style:font-size-asian="13pt" style:font-size-complex="13pt" fo:language="pl" fo:country="PL"/>
    </style:style>
    <style:style style:name="P56"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57" style:parent-style-name="Akapitzlistą" style:list-style-name="LFO8" style:family="paragraph">
      <style:text-properties style:font-name="Times New Roman" style:font-name-complex="Times New Roman" fo:font-size="13pt" style:font-size-asian="13pt" style:font-size-complex="13pt" fo:language="pl" fo:country="PL"/>
    </style:style>
    <style:style style:name="P58"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5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60" style:parent-style-name="Akapitzlistą" style:family="paragraph">
      <style:text-properties style:font-name="Times New Roman" style:font-name-complex="Times New Roman" fo:font-size="13pt" style:font-size-asian="13pt" style:font-size-complex="13pt" fo:language="pl" fo:country="PL"/>
    </style:style>
    <style:style style:name="P61" style:parent-style-name="Akapitzlistą" style:family="paragraph">
      <style:text-properties style:font-name="Times New Roman" style:font-name-complex="Times New Roman" fo:font-size="13pt" style:font-size-asian="13pt" style:font-size-complex="13pt" fo:language="pl" fo:country="PL"/>
    </style:style>
    <style:style style:name="P62" style:parent-style-name="Akapitzlistą" style:family="paragraph">
      <style:text-properties style:font-name="Times New Roman" style:font-name-complex="Times New Roman" fo:font-size="13pt" style:font-size-asian="13pt" style:font-size-complex="13pt" fo:language="pl" fo:country="PL"/>
    </style:style>
    <style:style style:name="P6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64" style:parent-style-name="Akapitzlistą" style:family="paragraph">
      <style:text-properties style:font-name="Times New Roman" style:font-name-complex="Times New Roman" fo:font-size="13pt" style:font-size-asian="13pt" style:font-size-complex="13pt" fo:language="pl" fo:country="PL"/>
    </style:style>
    <style:style style:name="P65" style:parent-style-name="Akapitzlistą" style:family="paragraph">
      <style:text-properties style:font-name="Times New Roman" style:font-name-complex="Times New Roman" fo:font-size="13pt" style:font-size-asian="13pt" style:font-size-complex="13pt" fo:language="pl" fo:country="PL"/>
    </style:style>
    <style:style style:name="P66" style:parent-style-name="Akapitzlistą" style:family="paragraph">
      <style:text-properties style:font-name="Times New Roman" style:font-name-complex="Times New Roman" fo:font-size="13pt" style:font-size-asian="13pt" style:font-size-complex="13pt" fo:language="pl" fo:country="PL"/>
    </style:style>
    <style:style style:name="P6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68" style:parent-style-name="Akapitzlistą" style:family="paragraph">
      <style:text-properties style:font-name="Times New Roman" style:font-name-complex="Times New Roman" fo:font-size="13pt" style:font-size-asian="13pt" style:font-size-complex="13pt" fo:language="pl" fo:country="PL"/>
    </style:style>
    <style:style style:name="T69" style:parent-style-name="Domyślnaczcionkaakapitu" style:family="text">
      <style:text-properties style:font-name="Times New Roman" style:font-name-complex="Times New Roman" fo:font-size="13pt" style:font-size-asian="13pt" style:font-size-complex="13pt" fo:language="pl" fo:country="PL"/>
    </style:style>
    <style:style style:name="T70" style:parent-style-name="Domyślnaczcionkaakapitu" style:family="text">
      <style:text-properties style:font-name="Times New Roman" style:font-name-complex="Times New Roman" fo:font-size="13pt" style:font-size-asian="13pt" style:font-size-complex="13pt" fo:language="pl" fo:country="PL"/>
    </style:style>
    <style:style style:name="P7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72" style:parent-style-name="Normalny" style:family="paragraph">
      <style:text-properties style:font-name="Times New Roman" style:font-name-complex="Times New Roman" fo:font-size="13pt" style:font-size-asian="13pt" style:font-size-complex="13pt" fo:language="pl" fo:country="PL"/>
    </style:style>
    <style:style style:name="P73" style:parent-style-name="Normalny" style:family="paragraph">
      <style:text-properties style:font-name="Times New Roman" style:font-name-complex="Times New Roman" fo:font-size="13pt" style:font-size-asian="13pt" style:font-size-complex="13pt" fo:language="pl" fo:country="PL"/>
    </style:style>
    <style:style style:name="P74" style:parent-style-name="Normalny" style:family="paragraph">
      <style:text-properties style:font-name="Times New Roman" style:font-name-complex="Times New Roman" fo:font-size="13pt" style:font-size-asian="13pt" style:font-size-complex="13pt" fo:language="pl" fo:country="PL"/>
    </style:style>
    <style:style style:name="P75" style:parent-style-name="Normalny" style:family="paragraph">
      <style:text-properties style:font-name="Times New Roman" style:font-name-complex="Times New Roman" fo:font-size="13pt" style:font-size-asian="13pt" style:font-size-complex="13pt" fo:language="pl" fo:country="PL"/>
    </style:style>
    <style:style style:name="P76" style:parent-style-name="Normalny" style:family="paragraph">
      <style:text-properties style:font-name="Times New Roman" style:font-name-complex="Times New Roman" fo:font-size="13pt" style:font-size-asian="13pt" style:font-size-complex="13pt" fo:language="pl" fo:country="PL"/>
    </style:style>
    <style:style style:name="P77" style:parent-style-name="Normalny" style:family="paragraph">
      <style:text-properties style:font-name="Times New Roman" style:font-name-complex="Times New Roman" fo:font-size="13pt" style:font-size-asian="13pt" style:font-size-complex="13pt" fo:language="pl" fo:country="PL"/>
    </style:style>
    <style:style style:name="P78" style:parent-style-name="Normalny" style:family="paragraph">
      <style:text-properties style:font-name="Times New Roman" style:font-name-complex="Times New Roman" fo:font-size="13pt" style:font-size-asian="13pt" style:font-size-complex="13pt" fo:language="pl" fo:country="PL"/>
    </style:style>
    <style:style style:name="P7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80"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1"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2"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3"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4"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5"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6" style:parent-style-name="Akapitzlistą" style:list-style-name="LFO11" style:family="paragraph">
      <style:text-properties style:font-name="Times New Roman" style:font-name-complex="Times New Roman" fo:font-size="13pt" style:font-size-asian="13pt" style:font-size-complex="13pt" fo:language="pl" fo:country="PL"/>
    </style:style>
    <style:style style:name="P87"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88"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89" style:parent-style-name="Akapitzlistą" style:family="paragraph">
      <style:text-properties style:font-name="Times New Roman" style:font-name-complex="Times New Roman" fo:font-size="13pt" style:font-size-asian="13pt" style:font-size-complex="13pt" fo:language="pl" fo:country="PL"/>
    </style:style>
    <style:style style:name="P90" style:parent-style-name="Akapitzlistą" style:family="paragraph">
      <style:text-properties style:font-name="Times New Roman" style:font-name-complex="Times New Roman" fo:font-size="13pt" style:font-size-asian="13pt" style:font-size-complex="13pt" fo:language="pl" fo:country="PL"/>
    </style:style>
    <style:style style:name="P91" style:parent-style-name="Akapitzlistą" style:family="paragraph">
      <style:text-properties style:font-name="Times New Roman" style:font-name-complex="Times New Roman" fo:font-size="13pt" style:font-size-asian="13pt" style:font-size-complex="13pt" fo:language="pl" fo:country="PL"/>
    </style:style>
    <style:style style:name="P92"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9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94" style:parent-style-name="Akapitzlistą" style:family="paragraph">
      <style:text-properties style:font-name="Times New Roman" style:font-name-complex="Times New Roman" fo:font-size="13pt" style:font-size-asian="13pt" style:font-size-complex="13pt" fo:language="pl" fo:country="PL"/>
    </style:style>
    <style:style style:name="P95" style:parent-style-name="Akapitzlistą" style:family="paragraph">
      <style:text-properties style:font-name="Times New Roman" style:font-name-complex="Times New Roman" fo:font-size="13pt" style:font-size-asian="13pt" style:font-size-complex="13pt" fo:language="pl" fo:country="PL"/>
    </style:style>
    <style:style style:name="P96" style:parent-style-name="Akapitzlistą" style:family="paragraph">
      <style:text-properties style:font-name="Times New Roman" style:font-name-complex="Times New Roman" fo:font-size="13pt" style:font-size-asian="13pt" style:font-size-complex="13pt" fo:language="pl" fo:country="PL"/>
    </style:style>
    <style:style style:name="P9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98" style:parent-style-name="Normalny" style:family="paragraph">
      <style:text-properties style:font-name="Times New Roman" style:font-name-complex="Times New Roman" fo:font-size="13pt" style:font-size-asian="13pt" style:font-size-complex="13pt" fo:language="pl" fo:country="PL"/>
    </style:style>
    <style:style style:name="P9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00"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01"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02"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03"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04"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05" style:parent-style-name="Akapitzlistą" style:list-style-name="LFO14" style:family="paragraph">
      <style:text-properties style:font-name="Times New Roman" style:font-name-complex="Times New Roman" fo:font-size="13pt" style:font-size-asian="13pt" style:font-size-complex="13pt" fo:language="pl" fo:country="PL"/>
    </style:style>
    <style:style style:name="P106"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10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08" style:parent-style-name="Akapitzlistą" style:list-style-name="LFO9" style:family="paragraph">
      <style:text-properties style:font-name="Times New Roman" style:font-name-complex="Times New Roman" fo:font-size="13pt" style:font-size-asian="13pt" style:font-size-complex="13pt" fo:language="pl" fo:country="PL"/>
    </style:style>
    <style:style style:name="P109" style:parent-style-name="Akapitzlistą" style:list-style-name="LFO9" style:family="paragraph">
      <style:text-properties style:font-name="Times New Roman" style:font-name-complex="Times New Roman" fo:font-size="13pt" style:font-size-asian="13pt" style:font-size-complex="13pt" fo:language="pl" fo:country="PL"/>
    </style:style>
    <style:style style:name="P110" style:parent-style-name="Normalny" style:family="paragraph">
      <style:text-properties style:font-name="Times New Roman" style:font-name-complex="Times New Roman" fo:font-size="13pt" style:font-size-asian="13pt" style:font-size-complex="13pt" fo:language="pl" fo:country="PL"/>
    </style:style>
    <style:style style:name="P11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12" style:parent-style-name="Akapitzlistą" style:family="paragraph">
      <style:text-properties style:font-name="Times New Roman" style:font-name-complex="Times New Roman" fo:font-size="13pt" style:font-size-asian="13pt" style:font-size-complex="13pt" fo:language="pl" fo:country="PL"/>
    </style:style>
    <style:style style:name="P113" style:parent-style-name="Akapitzlistą" style:family="paragraph">
      <style:text-properties style:font-name="Times New Roman" style:font-name-complex="Times New Roman" fo:font-size="13pt" style:font-size-asian="13pt" style:font-size-complex="13pt" fo:language="pl" fo:country="PL"/>
    </style:style>
    <style:style style:name="P114" style:parent-style-name="Akapitzlistą" style:family="paragraph">
      <style:text-properties style:font-name="Times New Roman" style:font-name-complex="Times New Roman" fo:font-size="13pt" style:font-size-asian="13pt" style:font-size-complex="13pt" fo:language="pl" fo:country="PL"/>
    </style:style>
    <style:style style:name="P115" style:parent-style-name="Akapitzlistą" style:list-style-name="LFO10" style:family="paragraph">
      <style:text-properties style:font-name="Times New Roman" style:font-name-complex="Times New Roman" fo:font-size="13pt" style:font-size-asian="13pt" style:font-size-complex="13pt" fo:language="pl" fo:country="PL"/>
    </style:style>
    <style:style style:name="P116" style:parent-style-name="Akapitzlistą" style:list-style-name="LFO10" style:family="paragraph"/>
    <style:style style:name="T117" style:parent-style-name="Domyślnaczcionkaakapitu" style:family="text">
      <style:text-properties style:font-name="Times New Roman" style:font-name-complex="Times New Roman" fo:font-size="13pt" style:font-size-asian="13pt" style:font-size-complex="13pt" fo:language="pl" fo:country="PL"/>
    </style:style>
    <style:style style:name="T118"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19" style:parent-style-name="Domyślnaczcionkaakapitu" style:family="text">
      <style:text-properties style:font-name="Times New Roman" style:font-name-complex="Times New Roman" fo:font-size="13pt" style:font-size-asian="13pt" style:font-size-complex="13pt" fo:language="pl" fo:country="PL"/>
    </style:style>
    <style:style style:name="T120"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21"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22" style:parent-style-name="Domyślnaczcionkaakapitu" style:family="text">
      <style:text-properties style:font-name="Times New Roman" style:font-name-complex="Times New Roman" fo:font-size="13pt" style:font-size-asian="13pt" style:font-size-complex="13pt" fo:language="pl" fo:country="PL"/>
    </style:style>
    <style:style style:name="P123" style:parent-style-name="Akapitzlistą" style:family="paragraph">
      <style:paragraph-properties fo:margin-left="1in">
        <style:tab-stops/>
      </style:paragraph-properties>
    </style:style>
    <style:style style:name="T124" style:parent-style-name="Domyślnaczcionkaakapitu" style:family="text">
      <style:text-properties style:font-name="Times New Roman" style:font-name-complex="Times New Roman" fo:font-size="13pt" style:font-size-asian="13pt" style:font-size-complex="13pt" fo:language="pl" fo:country="PL"/>
    </style:style>
    <style:style style:name="T125"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26" style:parent-style-name="Domyślnaczcionkaakapitu" style:family="text">
      <style:text-properties style:font-name="Times New Roman" style:font-name-complex="Times New Roman" fo:font-size="13pt" style:font-size-asian="13pt" style:font-size-complex="13pt" fo:language="pl" fo:country="PL"/>
    </style:style>
    <style:style style:name="T127"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128" style:parent-style-name="Akapitzlistą" style:family="paragraph">
      <style:text-properties style:font-name="Times New Roman" style:font-name-complex="Times New Roman" fo:font-size="13pt" style:font-size-asian="13pt" style:font-size-complex="13pt" fo:language="pl" fo:country="PL"/>
    </style:style>
    <style:style style:name="P129" style:parent-style-name="Akapitzlistą" style:family="paragraph">
      <style:text-properties style:font-name="Times New Roman" style:font-name-complex="Times New Roman" fo:font-size="13pt" style:font-size-asian="13pt" style:font-size-complex="13pt" fo:language="pl" fo:country="PL"/>
    </style:style>
    <style:style style:name="P130" style:parent-style-name="Akapitzlistą" style:family="paragraph">
      <style:text-properties style:font-name="Times New Roman" style:font-name-complex="Times New Roman" fo:font-size="13pt" style:font-size-asian="13pt" style:font-size-complex="13pt" fo:language="pl" fo:country="PL"/>
    </style:style>
    <style:style style:name="P131" style:parent-style-name="Akapitzlistą" style:family="paragraph">
      <style:text-properties style:font-name="Times New Roman" style:font-name-complex="Times New Roman" fo:font-size="13pt" style:font-size-asian="13pt" style:font-size-complex="13pt" fo:language="pl" fo:country="PL"/>
    </style:style>
    <style:style style:name="P132" style:parent-style-name="Akapitzlistą" style:family="paragraph">
      <style:text-properties style:font-name="Times New Roman" style:font-name-complex="Times New Roman" fo:font-size="13pt" style:font-size-asian="13pt" style:font-size-complex="13pt" fo:language="pl" fo:country="PL"/>
    </style:style>
    <style:style style:name="P133" style:parent-style-name="Akapitzlistą" style:family="paragraph">
      <style:text-properties style:font-name="Times New Roman" style:font-name-complex="Times New Roman" fo:font-size="13pt" style:font-size-asian="13pt" style:font-size-complex="13pt" fo:language="pl" fo:country="PL"/>
    </style:style>
    <style:style style:name="P134" style:parent-style-name="Akapitzlistą" style:family="paragraph">
      <style:text-properties style:font-name="Times New Roman" style:font-name-complex="Times New Roman" fo:font-size="13pt" style:font-size-asian="13pt" style:font-size-complex="13pt" fo:language="pl" fo:country="PL"/>
    </style:style>
    <style:style style:name="P135" style:parent-style-name="Akapitzlistą" style:family="paragraph">
      <style:text-properties style:font-name="Times New Roman" style:font-name-complex="Times New Roman" fo:font-size="13pt" style:font-size-asian="13pt" style:font-size-complex="13pt" fo:language="pl" fo:country="PL"/>
    </style:style>
    <style:style style:name="P136" style:parent-style-name="Akapitzlistą" style:family="paragraph">
      <style:text-properties style:font-name="Times New Roman" style:font-name-complex="Times New Roman" fo:font-size="13pt" style:font-size-asian="13pt" style:font-size-complex="13pt" fo:language="pl" fo:country="PL"/>
    </style:style>
    <style:style style:name="P137" style:parent-style-name="Akapitzlistą" style:family="paragraph">
      <style:text-properties style:font-name="Times New Roman" style:font-name-complex="Times New Roman" fo:font-size="13pt" style:font-size-asian="13pt" style:font-size-complex="13pt" fo:language="pl" fo:country="PL"/>
    </style:style>
    <style:style style:name="P138" style:parent-style-name="Akapitzlistą" style:family="paragraph">
      <style:text-properties style:font-name="Times New Roman" style:font-name-complex="Times New Roman" fo:font-size="13pt" style:font-size-asian="13pt" style:font-size-complex="13pt" fo:language="pl" fo:country="PL"/>
    </style:style>
    <style:style style:name="P139" style:parent-style-name="Akapitzlistą" style:family="paragraph">
      <style:text-properties style:font-name="Times New Roman" style:font-name-complex="Times New Roman" fo:font-size="13pt" style:font-size-asian="13pt" style:font-size-complex="13pt" fo:language="pl" fo:country="PL"/>
    </style:style>
    <style:style style:name="P140" style:parent-style-name="Akapitzlistą" style:family="paragraph">
      <style:text-properties style:font-name="Times New Roman" style:font-name-complex="Times New Roman" fo:font-size="13pt" style:font-size-asian="13pt" style:font-size-complex="13pt" fo:language="pl" fo:country="PL"/>
    </style:style>
    <style:style style:name="P141"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42" style:parent-style-name="Akapitzlistą" style:family="paragraph">
      <style:text-properties style:font-name="Times New Roman" style:font-name-complex="Times New Roman" fo:font-size="13pt" style:font-size-asian="13pt" style:font-size-complex="13pt" fo:language="pl" fo:country="PL"/>
    </style:style>
    <style:style style:name="P143"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44"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45"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46" style:parent-style-name="Akapitzlistą" style:list-style-name="LFO12" style:family="paragraph">
      <style:text-properties style:font-name="Times New Roman" style:font-name-complex="Times New Roman" fo:font-size="13pt" style:font-size-asian="13pt" style:font-size-complex="13pt" fo:language="pl" fo:country="PL"/>
    </style:style>
    <style:style style:name="P147" style:parent-style-name="Akapitzlistą" style:list-style-name="LFO12" style:family="paragraph"/>
    <style:style style:name="T148"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49" style:parent-style-name="Domyślnaczcionkaakapitu" style:family="text">
      <style:text-properties style:font-name="Times New Roman" style:font-name-complex="Times New Roman" fo:font-size="13pt" style:font-size-asian="13pt" style:font-size-complex="13pt" fo:language="pl" fo:country="PL"/>
    </style:style>
    <style:style style:name="T150"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51" style:parent-style-name="Domyślnaczcionkaakapitu" style:family="text">
      <style:text-properties style:font-name="Times New Roman" style:font-name-complex="Times New Roman" fo:font-size="13pt" style:font-size-asian="13pt" style:font-size-complex="13pt" fo:language="pl" fo:country="PL"/>
    </style:style>
    <style:style style:name="P152" style:parent-style-name="Normalny" style:family="paragraph">
      <style:text-properties style:font-name="Times New Roman" style:font-name-complex="Times New Roman" fo:font-size="13pt" style:font-size-asian="13pt" style:font-size-complex="13pt" fo:language="pl" fo:country="PL"/>
    </style:style>
    <style:style style:name="P15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54" style:parent-style-name="Akapitzlistą" style:family="paragraph">
      <style:text-properties style:font-name="Times New Roman" style:font-name-complex="Times New Roman" fo:font-size="13pt" style:font-size-asian="13pt" style:font-size-complex="13pt" fo:language="pl" fo:country="PL"/>
    </style:style>
    <style:style style:name="P155" style:parent-style-name="Akapitzlistą" style:family="paragraph">
      <style:text-properties style:font-name="Times New Roman" style:font-name-complex="Times New Roman" fo:font-size="13pt" style:font-size-asian="13pt" style:font-size-complex="13pt" fo:language="pl" fo:country="PL"/>
    </style:style>
    <style:style style:name="P15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57" style:parent-style-name="Akapitzlistą" style:family="paragraph">
      <style:text-properties style:font-name="Times New Roman" style:font-name-complex="Times New Roman" fo:font-size="13pt" style:font-size-asian="13pt" style:font-size-complex="13pt" fo:language="pl" fo:country="PL"/>
    </style:style>
    <style:style style:name="P158" style:parent-style-name="Akapitzlistą" style:list-style-name="LFO13" style:family="paragraph">
      <style:text-properties style:font-name="Times New Roman" style:font-name-complex="Times New Roman" fo:font-size="13pt" style:font-size-asian="13pt" style:font-size-complex="13pt" fo:language="pl" fo:country="PL"/>
    </style:style>
    <style:style style:name="P159" style:parent-style-name="Akapitzlistą" style:list-style-name="LFO13" style:family="paragraph">
      <style:text-properties style:font-name="Times New Roman" style:font-name-complex="Times New Roman" fo:font-size="13pt" style:font-size-asian="13pt" style:font-size-complex="13pt" fo:language="pl" fo:country="PL"/>
    </style:style>
    <style:style style:name="P160" style:parent-style-name="Akapitzlistą" style:list-style-name="LFO13" style:family="paragraph">
      <style:text-properties style:font-name="Times New Roman" style:font-name-complex="Times New Roman" fo:font-size="13pt" style:font-size-asian="13pt" style:font-size-complex="13pt" fo:language="pl" fo:country="PL"/>
    </style:style>
    <style:style style:name="P161" style:parent-style-name="Akapitzlistą" style:list-style-name="LFO13" style:family="paragraph">
      <style:text-properties style:font-name="Times New Roman" style:font-name-complex="Times New Roman" fo:font-size="13pt" style:font-size-asian="13pt" style:font-size-complex="13pt" fo:language="pl" fo:country="PL"/>
    </style:style>
    <style:style style:name="P162" style:parent-style-name="Akapitzlistą" style:list-style-name="LFO13" style:family="paragraph">
      <style:text-properties style:font-name="Times New Roman" style:font-name-complex="Times New Roman" fo:font-size="13pt" style:font-size-asian="13pt" style:font-size-complex="13pt" fo:language="pl" fo:country="PL"/>
    </style:style>
    <style:style style:name="P163"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164"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65" style:parent-style-name="Akapitzlistą" style:list-style-name="LFO16" style:family="paragraph"/>
    <style:style style:name="T166" style:parent-style-name="Domyślnaczcionkaakapitu" style:family="text">
      <style:text-properties style:font-name="Times New Roman" style:font-name-complex="Times New Roman" fo:font-size="13pt" style:font-size-asian="13pt" style:font-size-complex="13pt" fo:language="pl" fo:country="PL"/>
    </style:style>
    <style:style style:name="T167"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168" style:parent-style-name="Akapitzlistą" style:list-style-name="LFO16" style:family="paragraph"/>
    <style:style style:name="T169" style:parent-style-name="Domyślnaczcionkaakapitu" style:family="text">
      <style:text-properties style:font-name="Times New Roman" style:font-name-complex="Times New Roman" fo:font-size="13pt" style:font-size-asian="13pt" style:font-size-complex="13pt" fo:language="pl" fo:country="PL"/>
    </style:style>
    <style:style style:name="T170" style:parent-style-name="Domyślnaczcionkaakapitu" style:family="text">
      <style:text-properties style:font-name="Times New Roman" style:font-name-complex="Times New Roman" fo:font-size="13pt" style:font-size-asian="13pt" style:font-size-complex="13pt" fo:language="pl" fo:country="PL"/>
    </style:style>
    <style:style style:name="T171"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72"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73"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T174" style:parent-style-name="Domyślnaczcionkaakapitu" style:family="text">
      <style:text-properties style:font-name="Times New Roman" style:font-name-complex="Times New Roman" fo:font-weight="bold" style:font-weight-asian="bold" style:font-weight-complex="bold" fo:font-size="13pt" style:font-size-asian="13pt" style:font-size-complex="13pt" fo:language="pl" fo:country="PL"/>
    </style:style>
    <style:style style:name="P175" style:parent-style-name="Akapitzlistą" style:family="paragraph">
      <style:paragraph-properties fo:margin-left="1in">
        <style:tab-stops/>
      </style:paragraph-properties>
      <style:text-properties style:font-name="Times New Roman" style:font-name-complex="Times New Roman" fo:font-size="13pt" style:font-size-asian="13pt" style:font-size-complex="13pt" fo:language="pl" fo:country="PL"/>
    </style:style>
    <style:style style:name="P17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77"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178"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179"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180"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181" style:parent-style-name="Akapitzlistą" style:list-style-name="LFO17" style:family="paragraph">
      <style:text-properties style:font-name="Times New Roman" style:font-name-complex="Times New Roman" fo:font-size="13pt" style:font-size-asian="13pt" style:font-size-complex="13pt" fo:language="pl" fo:country="PL"/>
    </style:style>
    <style:style style:name="P182"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3"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4"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5" style:parent-style-name="Akapitzlistą" style:list-style-name="LFO1" style:family="paragraph"/>
    <style:style style:name="T186" style:parent-style-name="Domyślnaczcionkaakapitu" style:family="text">
      <style:text-properties style:font-name="Times New Roman" style:font-name-complex="Times New Roman" fo:font-size="13pt" style:font-size-asian="13pt" style:font-size-complex="13pt"/>
    </style:style>
    <style:style style:name="P18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188" style:parent-style-name="Akapitzlistą" style:list-style-name="LFO1" style:family="paragraph"/>
    <style:style style:name="T189" style:parent-style-name="Domyślnaczcionkaakapitu" style:family="text">
      <style:text-properties style:font-name="Times New Roman" style:font-name-complex="Times New Roman" fo:font-size="13pt" style:font-size-asian="13pt" style:font-size-complex="13pt"/>
    </style:style>
    <style:style style:name="T190" style:parent-style-name="Domyślnaczcionkaakapitu" style:family="text">
      <style:text-properties style:font-name="Times New Roman" style:font-name-complex="Times New Roman" fo:font-size="13pt" style:font-size-asian="13pt" style:font-size-complex="13pt"/>
    </style:style>
    <style:style style:name="T191" style:parent-style-name="Domyślnaczcionkaakapitu" style:family="text">
      <style:text-properties style:font-name="Times New Roman" style:font-name-complex="Times New Roman" fo:font-size="13pt" style:font-size-asian="13pt" style:font-size-complex="13pt" fo:language="pl" fo:country="PL"/>
    </style:style>
    <style:style style:name="T192" style:parent-style-name="Domyślnaczcionkaakapitu" style:family="text">
      <style:text-properties style:font-name="Times New Roman" style:font-name-complex="Times New Roman" fo:font-size="13pt" style:font-size-asian="13pt" style:font-size-complex="13pt" fo:language="pl" fo:country="PL"/>
    </style:style>
    <style:style style:name="P193" style:parent-style-name="Akapitzlistą" style:family="paragraph">
      <style:text-properties style:font-name="Times New Roman" style:font-name-complex="Times New Roman" fo:font-size="13pt" style:font-size-asian="13pt" style:font-size-complex="13pt" fo:language="pl" fo:country="PL"/>
    </style:style>
    <style:style style:name="P194" style:parent-style-name="Akapitzlistą" style:list-style-name="LFO1" style:family="paragraph"/>
    <style:style style:name="T195" style:parent-style-name="Domyślnaczcionkaakapitu" style:family="text">
      <style:text-properties style:font-name="Times New Roman" style:font-name-complex="Times New Roman" fo:font-size="13pt" style:font-size-asian="13pt" style:font-size-complex="13pt"/>
    </style:style>
    <style:style style:name="T196" style:parent-style-name="Domyślnaczcionkaakapitu" style:family="text">
      <style:text-properties style:font-name="Times New Roman" style:font-name-complex="Times New Roman" fo:font-size="13pt" style:font-size-asian="13pt" style:font-size-complex="13pt"/>
    </style:style>
    <style:style style:name="T197" style:parent-style-name="Domyślnaczcionkaakapitu" style:family="text">
      <style:text-properties style:font-name="Times New Roman" style:font-name-complex="Times New Roman" fo:font-size="13pt" style:font-size-asian="13pt" style:font-size-complex="13pt" fo:language="pl" fo:country="PL"/>
    </style:style>
    <style:style style:name="T198" style:parent-style-name="Domyślnaczcionkaakapitu" style:family="text">
      <style:text-properties style:font-name="Times New Roman" style:font-name-complex="Times New Roman" fo:font-size="13pt" style:font-size-asian="13pt" style:font-size-complex="13pt" fo:language="pl" fo:country="PL"/>
    </style:style>
    <style:style style:name="P199" style:parent-style-name="Akapitzlistą" style:list-style-name="LFO1" style:family="paragraph"/>
    <style:style style:name="T200" style:parent-style-name="Domyślnaczcionkaakapitu" style:family="text">
      <style:text-properties style:font-name="Times New Roman" style:font-name-complex="Times New Roman" fo:font-size="13pt" style:font-size-asian="13pt" style:font-size-complex="13pt"/>
    </style:style>
    <style:style style:name="P201" style:parent-style-name="Akapitzlistą" style:list-style-name="LFO1" style:family="paragraph"/>
    <style:style style:name="T202" style:parent-style-name="Domyślnaczcionkaakapitu" style:family="text">
      <style:text-properties style:font-name="Times New Roman" style:font-name-complex="Times New Roman" fo:font-size="13pt" style:font-size-asian="13pt" style:font-size-complex="13pt"/>
    </style:style>
    <style:style style:name="P203" style:parent-style-name="Akapitzlistą" style:list-style-name="LFO1" style:family="paragraph"/>
    <style:style style:name="T204" style:parent-style-name="Domyślnaczcionkaakapitu" style:family="text">
      <style:text-properties style:font-name="Times New Roman" style:font-name-complex="Times New Roman" fo:font-size="13pt" style:font-size-asian="13pt" style:font-size-complex="13pt"/>
    </style:style>
    <style:style style:name="P20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0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07" style:parent-style-name="Akapitzlistą" style:list-style-name="LFO1" style:family="paragraph"/>
    <style:style style:name="T208" style:parent-style-name="Domyślnaczcionkaakapitu" style:family="text">
      <style:text-properties style:font-name="Times New Roman" style:font-name-complex="Times New Roman" fo:font-size="13pt" style:font-size-asian="13pt" style:font-size-complex="13pt"/>
    </style:style>
    <style:style style:name="P209"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0" style:parent-style-name="Akapitzlistą" style:list-style-name="LFO1" style:family="paragraph"/>
    <style:style style:name="T211" style:parent-style-name="Domyślnaczcionkaakapitu" style:family="text">
      <style:text-properties style:font-name="Times New Roman" style:font-name-complex="Times New Roman" fo:font-size="13pt" style:font-size-asian="13pt" style:font-size-complex="13pt" fo:language="pl" fo:country="PL"/>
    </style:style>
    <style:style style:name="T212" style:parent-style-name="Domyślnaczcionkaakapitu" style:family="text">
      <style:text-properties style:font-name="Times New Roman" style:font-name-complex="Times New Roman" fo:font-size="13pt" style:font-size-asian="13pt" style:font-size-complex="13pt"/>
    </style:style>
    <style:style style:name="P213" style:parent-style-name="Akapitzlistą" style:list-style-name="LFO1" style:family="paragraph"/>
    <style:style style:name="T214" style:parent-style-name="Domyślnaczcionkaakapitu" style:family="text">
      <style:text-properties style:font-name="Times New Roman" style:font-name-complex="Times New Roman" fo:font-size="13pt" style:font-size-asian="13pt" style:font-size-complex="13pt"/>
    </style:style>
    <style:style style:name="P215"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6"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7"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18" style:parent-style-name="Akapitzlistą" style:list-style-name="LFO1" style:family="paragraph"/>
    <style:style style:name="T219" style:parent-style-name="Domyślnaczcionkaakapitu" style:family="text">
      <style:text-properties style:font-name="Times New Roman" style:font-name-complex="Times New Roman" fo:font-size="13pt" style:font-size-asian="13pt" style:font-size-complex="13pt"/>
    </style:style>
    <style:style style:name="P220" style:parent-style-name="Akapitzlistą" style:list-style-name="LFO1" style:family="paragraph"/>
    <style:style style:name="T221" style:parent-style-name="Domyślnaczcionkaakapitu" style:family="text">
      <style:text-properties style:font-name="Times New Roman" style:font-name-complex="Times New Roman" fo:font-size="13pt" style:font-size-asian="13pt" style:font-size-complex="13pt"/>
    </style:style>
    <style:style style:name="P222" style:parent-style-name="Akapitzlistą" style:list-style-name="LFO1" style:family="paragraph">
      <style:text-properties style:font-name="Times New Roman" style:font-name-complex="Times New Roman" fo:font-size="13pt" style:font-size-asian="13pt" style:font-size-complex="13pt" fo:language="pl" fo:country="PL"/>
    </style:style>
    <style:style style:name="P223" style:parent-style-name="Akapitzlistą" style:list-style-name="LFO1" style:family="paragraph"/>
    <style:style style:name="T224" style:parent-style-name="Domyślnaczcionkaakapitu" style:family="text">
      <style:text-properties style:font-name="Times New Roman" style:font-name-complex="Times New Roman" fo:font-size="13pt" style:font-size-asian="13pt" style:font-size-complex="13pt" fo:language="pl" fo:country="PL"/>
    </style:style>
    <style:style style:family="graphic" style:name="a0" style:parent-style-name="Graphics">
      <style:graphic-properties fo:border="none" fo:background-color="transparent"/>
    </style:style>
  </office:automatic-styles>
  <office:body>
    <office:text text:use-soft-page-breaks="true">
      <text:list text:style-name="LFO1" text:continue-numbering="true">
        <text:list-item>
          <text:p text:style-name="P1"><text:span text:style-name="T2">Co to znaczy<text:s/></text:span><text:span text:style-name="T3">n</text:span><text:span text:style-name="T4"><text:s/>szyfr Hilla</text:span></text:p>
        </text:list-item>
      </text:list>
      <text:p text:style-name="P5"/>
      <text:p text:style-name="Akapitzlistą"><text:span text:style-name="T6"><text:tab/>Każdą literę koduje się jako numer. Najczęstszy schemat korzysta z układu: A=0, B=1, …, Z=25, jednak nie jest to niezmienna zasada tego szyfru. Blok<text:s/></text:span><text:span text:style-name="T7">n</text:span><text:span text:style-name="T8"><text:s/></text:span><text:span text:style-name="T9">jest przedstawiany w postaci wektora o<text:s/></text:span><text:span text:style-name="T10">n</text:span><text:span text:style-name="T11"><text:s/>wymiarach. Następnie jest mnożony przez macierz o wymiarach<text:s/></text:span><text:span text:style-name="T12">n</text:span><text:span text:style-name="T13"><text:s/>×</text:span><text:span text:style-name="T14"><text:s/>n</text:span><text:span text:style-name="T15">, m</text:span><text:span text:style-name="T16">odulo 26 ( wartość wynika z liczby elementów w układzie). Cała tablica traktowana jest jako klucz. Należy sprawdzić czy macierz jest odwracalna (aby upewnić się, że deszyfrowanie będzie możliwe).</text:span></text:p>
      <text:p text:style-name="P17"/>
      <text:list text:style-name="LFO1" text:continue-numbering="true">
        <text:list-item>
          <text:p text:style-name="P18">Scharakteryzuj szyfry symetryczne</text:p>
        </text:list-item>
      </text:list>
      <text:p text:style-name="P19">Cechy:</text:p>
      <text:list text:style-name="LFO5" text:continue-numbering="true">
        <text:list-item>
          <text:p text:style-name="P20">Jeden klucz</text:p>
        </text:list-item>
        <text:list-item>
          <text:p text:style-name="P21">D</text:p>
        </text:list-item>
      </text:list>
      <text:p text:style-name="Normalny"><text:span text:style-name="T22"><text:tab/></text:span><text:span text:style-name="T23">Przykładowe algorytmy:</text:span></text:p>
      <text:list text:style-name="LFO15" text:continue-numbering="true">
        <text:list-item>
          <text:p text:style-name="P24"/>
        </text:list-item>
      </text:list>
      <text:p text:style-name="P25"><text:tab/></text:p>
      <text:p text:style-name="P26"/>
      <text:list text:style-name="LFO1" text:continue-numbering="true">
        <text:list-item>
          <text:p text:style-name="P27">Scharakteryzuj szyfry asymetryczne</text:p>
        </text:list-item>
      </text:list>
      <text:p text:style-name="Akapitzlistą"><text:span text:style-name="T28">Przykładowe algorytmy</text:span><text:span text:style-name="T29">:</text:span></text:p>
      <text:list text:style-name="LFO4" text:continue-numbering="true">
        <text:list-item>
          <text:p text:style-name="P30"/>
        </text:list-item>
      </text:list>
      <text:p text:style-name="Akapitzlistą"><text:span text:style-name="T31">Cechy</text:span><text:span text:style-name="T32">:</text:span></text:p>
      <text:list text:style-name="LFO3" text:continue-numbering="true">
        <text:list-item>
          <text:p text:style-name="P33">Dwa klucze</text:p>
        </text:list-item>
        <text:list-item>
          <text:p text:style-name="P34">Czasochłonne</text:p>
        </text:list-item>
        <text:list-item>
          <text:p text:style-name="P35">Inny aparat matematyczny od symetrycznych (nie wykorzystują historycznych algorytmów)</text:p>
        </text:list-item>
        <text:list-item>
          <text:p text:style-name="P36">Używane do podpisu elektronicznego<text:s/></text:p>
        </text:list-item>
        <text:list-item>
          <text:p text:style-name="P37">Szyfruje się kluczem publicznym.</text:p>
        </text:list-item>
        <text:list-item>
          <text:p text:style-name="P38">Podpisuje i deszyfruje się kluczem prywatnym.</text:p>
        </text:list-item>
        <text:list-item>
          <text:p text:style-name="P39">Używane do szyfrowania niedużych informacji, np. klucz symetrycznych</text:p>
        </text:list-item>
      </text:list>
      <text:p text:style-name="P40"/>
      <text:list text:style-name="LFO1" text:continue-numbering="true">
        <text:list-item>
          <text:p text:style-name="P41">Co to jest entropia i od czego zależy</text:p>
        </text:list-item>
      </text:list>
      <text:p text:style-name="P42"/>
      <text:p text:style-name="P43"><text:tab/>Entropia jest to miara losowości. W kontekście laboratorium jest to miara losowości wystąpień znaków w tekście jawnym lub zaszyfrowanym. Zależy od prawdopodobieństwa wystąpienia każdego znaku w tekście. Jest największa gdy prawdopodobieństwo wystąpienia każdego znaku jest równe.</text:p>
      <text:p text:style-name="P44"/>
      <text:p text:style-name="P45"/>
      <text:p text:style-name="P46"/>
      <text:p text:style-name="P47"/>
      <text:p text:style-name="P48"/>
      <text:list text:style-name="LFO1" text:continue-numbering="true">
        <text:list-item>
          <text:p text:style-name="P49">Co to są szyfry polialfabetowe i monoalfabetowe</text:p>
        </text:list-item>
      </text:list>
      <text:p text:style-name="P50">Polialfabetowe:</text:p>
      <text:p text:style-name="P51"><text:tab/>Monoalfabetowe:</text:p>
      <text:p text:style-name="P52"/>
      <text:list text:style-name="LFO1" text:continue-numbering="true">
        <text:list-item>
          <text:p text:style-name="P53">Znaczenie kluczy w asymetrycznych</text:p>
        </text:list-item>
      </text:list>
      <text:p text:style-name="P54"/>
      <text:p text:style-name="P55">Są dwa klucze:</text:p>
      <text:list text:style-name="LFO8" text:continue-numbering="true">
        <text:list-item>
          <text:p text:style-name="P56">Prywatny, który służy do deszyfrowania/podpisywania</text:p>
        </text:list-item>
        <text:list-item>
          <text:p text:style-name="P57">Publiczny, który służy do szyfrowania</text:p>
        </text:list-item>
      </text:list>
      <text:p text:style-name="P58"/>
      <text:list text:style-name="LFO1" text:continue-numbering="true">
        <text:list-item>
          <text:p text:style-name="P59">Co to szyfrowanie?</text:p>
        </text:list-item>
      </text:list>
      <text:p text:style-name="P60"/>
      <text:p text:style-name="P61"><text:tab/>Szyfrowanie to sposób zwiększania bezpieczeństwa wiadomości lub pliku poprzez stosowanie metod powodujących utajnienie informacji. Szyfrowania pozwala na bezpieczne przechowywanie i przesyłanie poufnych danych, ponieważ zaszyfrowany tekst jest zniekształcony, nie przypomina tekstu jawnego. Innymi słowami jest to proces, podczas którego stosowany jest algorytm, który transformuje dane do postaci niezrozumiałej. Algorytm szyfrujący przyjmuje różne parametry, między innymi klucz szyfrujący.</text:p>
      <text:p text:style-name="P62"/>
      <text:list text:style-name="LFO1" text:continue-numbering="true">
        <text:list-item>
          <text:p text:style-name="P63">Co to klucz kryptograficzny?</text:p>
        </text:list-item>
      </text:list>
      <text:p text:style-name="P64"/>
      <text:p text:style-name="P65"><text:tab/>Informacja (ciąg symboli, znaków) wykorzystywana w procesie szyfrowania (lub deszyfrowania) do utajniania (lub odtwarzania) wiadomości jawnej.</text:p>
      <text:p text:style-name="P66"/>
      <text:list text:style-name="LFO1" text:continue-numbering="true">
        <text:list-item>
          <text:p text:style-name="P67">Entropia w RSA – jaka jest maksymalna i dlaczego?</text:p>
        </text:list-item>
      </text:list>
      <text:p text:style-name="P68"><text:tab/>Algorytm RSA koduje każdy znak w postaci pary dwóch 16-kowych cyfr, z których każdą można wybrać na 16 sposobów, co daje 256 możliwości reprezentacji. Każdy z bloków może przyjąć 1 z 256 wartości (para 2 szesnastkowych cyfr), dlatego alfabet składa się z 256 znaków. W przypadku, gdy prawdopodobieństwa poszczególnych zdarzeń w zbiorze są równe, czyli maksymalnej entropii, można stosować wzór w postaci uproszczonej:</text:p>
      <text:p text:style-name="Akapitzlistą"><text:span text:style-name="T69"><draw:frame draw:style-name="a0" draw:name="Obraz 1" text:anchor-type="as-char" svg:x="0in" svg:y="0in" svg:width="1.38345in" svg:height="0.24169in" style:rel-width="scale" style:rel-height="scale"><draw:image xlink:href="media/image1.png" xlink:type="simple" xlink:show="embed" xlink:actuate="onLoad"/><svg:title/><svg:desc/></draw:frame></text:span><text:span text:style-name="T70"><text:s/>n – wielkość zbioru, czyli dla n=256 entropia wynosi H=8</text:span></text:p>
      <text:soft-page-break/>
      <text:list text:style-name="LFO1" text:continue-numbering="true">
        <text:list-item>
          <text:p text:style-name="P71">Czy wielokrotne szyfrowanie zwieksza moc szyfrow polialfabetowych</text:p>
        </text:list-item>
      </text:list>
      <text:p text:style-name="P72"/>
      <text:p text:style-name="P73"/>
      <text:p text:style-name="P74"/>
      <text:p text:style-name="P75"/>
      <text:p text:style-name="P76"/>
      <text:p text:style-name="P77"/>
      <text:p text:style-name="P78"/>
      <text:list text:style-name="LFO1" text:continue-numbering="true">
        <text:list-item>
          <text:p text:style-name="P79">RSA</text:p>
        </text:list-item>
      </text:list>
      <text:list text:style-name="LFO11" text:continue-numbering="true">
        <text:list-item>
          <text:p text:style-name="P80">Jest to algorytm szyfrowania asymetrycznego</text:p>
        </text:list-item>
        <text:list-item>
          <text:p text:style-name="P81">Zaprojektowało go 3 ziomków<text:s/></text:p>
        </text:list-item>
        <text:list-item>
          <text:p text:style-name="P82">Jest to algorytm, który można użyć zarówno do szyfrowania jak i do podpisów elektronicznych (cyfrowych)</text:p>
        </text:list-item>
        <text:list-item>
          <text:p text:style-name="P83">Wykorzystuje operacje mnożenia i faktoryzacji</text:p>
        </text:list-item>
        <text:list-item>
          <text:p text:style-name="P84">Wykorzystuje dwa klucze – publiczny i prywatny; Klucz publiczny może być udostępniany i jest używany do zaszyfrowania danych, a klucz prywatny służy do ich rozszyfrowania i jest tajny<text:s/>(służy również do podpisu)</text:p>
        </text:list-item>
        <text:list-item>
          <text:p text:style-name="P85">Klucze generowane są z wykorzystaniem dużych liczb pierwszych i funkcji Eulera</text:p>
        </text:list-item>
        <text:list-item>
          <text:p text:style-name="P86">Wadą jest długi czas deszyfrowania</text:p>
        </text:list-item>
      </text:list>
      <text:p text:style-name="P87"/>
      <text:list text:style-name="LFO1" text:continue-numbering="true">
        <text:list-item>
          <text:p text:style-name="P88">Kiedy entropia jest maksymalna?</text:p>
        </text:list-item>
      </text:list>
      <text:p text:style-name="P89"/>
      <text:p text:style-name="P90"><text:tab/>Entropia jest maksymalna, kiedy prawdopodobieństwa, wystąpień poszczególnych znaków, są równe. Jest wtedy największe rozproszenie danych, nic nie występuje częściej od reszty.</text:p>
      <text:p text:style-name="P91"/>
      <text:list text:style-name="LFO1" text:continue-numbering="true">
        <text:list-item>
          <text:p text:style-name="P92">Z czego wynika siła współczesnych algorytmów blokowych</text:p>
        </text:list-item>
        <text:list-item>
          <text:p text:style-name="P93">Z czego wynika siła algorytmów asymetrycznych</text:p>
        </text:list-item>
      </text:list>
      <text:p text:style-name="P94"/>
      <text:p text:style-name="P95"><text:tab/>Z trudności rozkładu dużych liczb złożonych na czynniki pierwsze.</text:p>
      <text:p text:style-name="P96"/>
      <text:list text:style-name="LFO1" text:continue-numbering="true">
        <text:list-item>
          <text:p text:style-name="P97">Z czego wynika siła algorytmów symetrycznych blokowych</text:p>
        </text:list-item>
      </text:list>
      <text:p text:style-name="P98"/>
      <text:soft-page-break/>
      <text:list text:style-name="LFO1" text:continue-numbering="true">
        <text:list-item>
          <text:p text:style-name="P99">Jakie są działania przy algorytmach symetrycznych blokowych</text:p>
        </text:list-item>
      </text:list>
      <text:list text:style-name="LFO14" text:continue-numbering="true">
        <text:list-item>
          <text:p text:style-name="P100">Permutacje znaków/bitów</text:p>
        </text:list-item>
        <text:list-item>
          <text:p text:style-name="P101">Permutacje bloków</text:p>
        </text:list-item>
        <text:list-item>
          <text:p text:style-name="P102">Podstawienia</text:p>
        </text:list-item>
        <text:list-item>
          <text:p text:style-name="P103">Podstawienia nieliniowe</text:p>
        </text:list-item>
        <text:list-item>
          <text:p text:style-name="P104">Kompresje</text:p>
        </text:list-item>
        <text:list-item>
          <text:p text:style-name="P105">Rozciąganie</text:p>
        </text:list-item>
      </text:list>
      <text:p text:style-name="P106"/>
      <text:list text:style-name="LFO1" text:continue-numbering="true">
        <text:list-item>
          <text:p text:style-name="P107">W których algorytmach po ponownym zaszyfrowaniu możemy otrzymać tekst jawny</text:p>
        </text:list-item>
      </text:list>
      <text:list text:style-name="LFO9" text:continue-numbering="true">
        <text:list-item>
          <text:p text:style-name="P108">Cezara</text:p>
        </text:list-item>
        <text:list-item>
          <text:p text:style-name="P109">Rot 13</text:p>
        </text:list-item>
      </text:list>
      <text:p text:style-name="P110"/>
      <text:list text:style-name="LFO1" text:continue-numbering="true">
        <text:list-item>
          <text:p text:style-name="P111">Co to klucz kryptograficzny i jakie wymagania przed nim stawiamy</text:p>
        </text:list-item>
      </text:list>
      <text:p text:style-name="P112"/>
      <text:p text:style-name="P113">Informacja (ciąg znaków) wykorzystywana w procesie szyfrowania (lub deszyfrowania) do utajniania (lub odtwarzania) wiadomości jawnej.</text:p>
      <text:p text:style-name="P114">Wymagania:</text:p>
      <text:list text:style-name="LFO10" text:continue-numbering="true">
        <text:list-item>
          <text:p text:style-name="P115">Klucz musi być ukryty, nie można go ujawniać, ponieważ nawet część ujawnionego klucza sprawia, że o wiele łatwiej jest odszyfrować szyfrogram.</text:p>
        </text:list-item>
        <text:list-item>
          <text:p text:style-name="P116"><text:span text:style-name="T117">Im dłuższy klucz tym trudniej jest go złamać (metoda brute force). Zakładając, że<text:s/></text:span><text:span text:style-name="T118">k</text:span><text:span text:style-name="T119"><text:s/>to długość klucza, a<text:s/></text:span><text:span text:style-name="T120">T</text:span><text:span text:style-name="T121"><text:s/></text:span><text:span text:style-name="T122">to czas wykonywania pojedynczej operacji to maksymalny czas łamania szyfru można określić<text:s/></text:span></text:p>
        </text:list-item>
      </text:list>
      <text:p text:style-name="P123"><text:span text:style-name="T124">wzorem:<text:s/></text:span><text:span text:style-name="T125">2^k * T</text:span><text:span text:style-name="T126">, gdzie większość kluczy zostaje znalezionych w połowie czasu więc w często czas łamania szyfru wynosi:<text:s/></text:span><text:span text:style-name="T127">2^(k-1) * T</text:span></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list text:style-name="LFO1" text:continue-numbering="true">
        <text:list-item>
          <text:p text:style-name="P141">Od czego zależy liczba kluczy w alg złożonych?</text:p>
        </text:list-item>
      </text:list>
      <text:p text:style-name="P142">Szyfry złożone to szyfry wykorzystujące jednocześnie podstawienie i przestawienie (permutacje) w tzw. Rundach. W każdej rundzie dokonuje się szyfrowanie podstawieniowe jednej połówki bloku wejściowego, a następnie permutację zmieniające obie połówki. W każdej rundzie przekształcenie odbywa się w oparciu o inny klucz.</text:p>
      <text:list text:style-name="LFO12" text:continue-numbering="true">
        <text:list-item>
          <text:p text:style-name="P143">Od długości alfabetu</text:p>
        </text:list-item>
        <text:list-item>
          <text:p text:style-name="P144">Od rozby alfabetu ???</text:p>
        </text:list-item>
        <text:list-item>
          <text:p text:style-name="P145">Od rodzaju algorytmu szyfrowania</text:p>
        </text:list-item>
        <text:list-item>
          <text:p text:style-name="P146">Od długości klucza, ponieważ gdy klucz ma 1 bit to dostępne są 2 klucze, jak 2 bity to 4 klucze itd.</text:p>
        </text:list-item>
        <text:list-item>
          <text:p text:style-name="P147"><text:span text:style-name="T148">2^n</text:span><text:span text:style-name="T149">, gdzie<text:s/></text:span><text:span text:style-name="T150">n</text:span><text:span text:style-name="T151"><text:s/>to liczba bitów</text:span></text:p>
        </text:list-item>
      </text:list>
      <text:p text:style-name="P152"/>
      <text:list text:style-name="LFO1" text:continue-numbering="true">
        <text:list-item>
          <text:p text:style-name="P153">Moc algorytmów złożonych</text:p>
        </text:list-item>
      </text:list>
      <text:p text:style-name="P154"><text:tab/>Moc algorytmu złożonego jest równa iloczynowi mocy algorytmów składających się na niego.</text:p>
      <text:p text:style-name="P155"/>
      <text:list text:style-name="LFO1" text:continue-numbering="true">
        <text:list-item>
          <text:p text:style-name="P156">Jak prównujemy algorytmy kryptujące</text:p>
        </text:list-item>
      </text:list>
      <text:p text:style-name="P157">Na podstawie:</text:p>
      <text:list text:style-name="LFO13" text:continue-numbering="true">
        <text:list-item>
          <text:p text:style-name="P158">Mocy</text:p>
        </text:list-item>
        <text:list-item>
          <text:p text:style-name="P159">Długości klucza</text:p>
        </text:list-item>
        <text:list-item>
          <text:p text:style-name="P160">Czasu</text:p>
        </text:list-item>
        <text:list-item>
          <text:p text:style-name="P161">Zastosowania</text:p>
        </text:list-item>
        <text:list-item>
          <text:p text:style-name="P162">Odporności na błędy</text:p>
        </text:list-item>
      </text:list>
      <text:p text:style-name="P163"/>
      <text:list text:style-name="LFO1" text:continue-numbering="true">
        <text:list-item>
          <text:p text:style-name="P164">Co to są szyfry monogramowe i poligramowe</text:p>
        </text:list-item>
      </text:list>
      <text:list text:style-name="LFO16" text:continue-numbering="true">
        <text:list-item>
          <text:p text:style-name="P165"><text:span text:style-name="T166">Monogramowe – każdy znak tekstu jawnego jest szyfrowany osobno, np.<text:s/></text:span><text:span text:style-name="T167">Cesar, Vigenere, Vernam</text:span></text:p>
        </text:list-item>
        <text:list-item>
          <text:p text:style-name="P168"><text:span text:style-name="T169">Poligramowe – tekst jawny dzielony jest na grupy, np. dwuznakowe, trzyznakowe i każda grupa jest poddawana algorytmowi szyfroania:</text:span><text:span text:style-name="T170"><text:s/></text:span><text:span text:style-name="T171">P</text:span><text:span text:style-name="T172">layfair,<text:s/></text:span><text:span text:style-name="T173">H</text:span><text:span text:style-name="T174">ill</text:span></text:p>
        </text:list-item>
      </text:list>
      <text:p text:style-name="P175"/>
      <text:list text:style-name="LFO1" text:continue-numbering="true">
        <text:list-item>
          <text:p text:style-name="P176">Propagacja błędów w szyfrach (trybach) blokowych</text:p>
        </text:list-item>
      </text:list>
      <text:list text:style-name="LFO17" text:continue-numbering="true">
        <text:list-item>
          <text:p text:style-name="P177">ECB (Electronic codebook) – uszkodzenie jednego fragmentu bloku tekstu jawnego lub szyfrogramu powoduje uszkodzenie odpowiadającego mu fragmentu bloku szyfrogramu lub tekstu jawnego. Uszkodzenie nie wpływa na pozostałe bloki</text:p>
        </text:list-item>
        <text:list-item>
          <text:p text:style-name="P178">CBC (Cipher-block-chaining) – Uszkodzenie jednego<text:s/>bloku szyfrogramu powoduje jedynie uszkodzenie dwóch kolejnych bloków tekstu jawnego. Zmiana jednego bloku tekstu jawnego powoduje uszkodzenie wszystkich kolejnych bloków szyfrogramu.</text:p>
        </text:list-item>
        <text:list-item>
          <text:p text:style-name="P179">OFB (Output feedback) – Zmiana jednego fragmentu bloku tekstu jawnego lub uszkodzenie jednego bloku szyfrogramu powoduje uszkodzenie/zmianę odpowiadającego mu fragemntu bloku szyfrogramu/tekstu jawnego. Uszkodzenie nie wpływa na pozostałe bloki</text:p>
        </text:list-item>
        <text:list-item>
          <text:p text:style-name="P180">CFB (Cipher feedback) – Zmiana informacji wejściowej (tekstu jawnego) powoduje propagacje błędu na kolejne bloki szyfrogramu.</text:p>
        </text:list-item>
        <text:list-item>
          <text:p text:style-name="P181">CTR (Counter mode) – poszczególne bloki są przetwarzane niezależnie, nie ma łańcuchowania więc uszkodzenie jednego bloku nie powoduje uszkodzenia innych bloków</text:p>
        </text:list-item>
      </text:list>
      <text:list text:style-name="LFO1" text:continue-numbering="true">
        <text:list-item>
          <text:p text:style-name="P182">Znaczenie kluczy w szyfrach asymetrycznych</text:p>
        </text:list-item>
        <text:list-item>
          <text:p text:style-name="P183">Jak rozwiązać problem długości ostatniego bloku w szyfrach blokowych</text:p>
        </text:list-item>
        <text:list-item>
          <text:p text:style-name="P184">Scharakteryzować blokowe, wady i zalety i zastosowania</text:p>
        </text:list-item>
        <text:list-item>
          <text:p text:style-name="P185"><text:span text:style-name="T186">Zastosowanie trybów szyfrów blokowych:</text:span></text:p>
        </text:list-item>
        <text:list-item>
          <text:p text:style-name="P187">. Cos z tym, ze czemu klucz powinien być długi czy cos takiego</text:p>
        </text:list-item>
        <text:list-item>
          <text:p text:style-name="P188"><text:span text:style-name="T189">Szyfrowanie</text:span></text:p>
        </text:list-item>
      </text:list>
      <text:p text:style-name="Akapitzlistą"><text:span text:style-name="T190"><text:tab/></text:span><text:span text:style-name="T191">Tworzenie kryptogramu (tekstu zaszyfrowanego/t</text:span><text:span text:style-name="T192">ajnego) na podstawie tekstu źródłowego (jawnego) i klucza (kluczy) kryptograficznych.</text:span></text:p>
      <text:p text:style-name="P193"/>
      <text:list text:style-name="LFO1" text:continue-numbering="true">
        <text:list-item>
          <text:p text:style-name="P194"><text:span text:style-name="T195">Deszyfrowanie</text:span></text:p>
        </text:list-item>
      </text:list>
      <text:p text:style-name="Akapitzlistą"><text:span text:style-name="T196"><text:tab/></text:span><text:span text:style-name="T197">Odtwarzanie tekstu jawnego na p</text:span><text:span text:style-name="T198">odstawie znajomości klucza (kluczy) kryptograficznych</text:span></text:p>
      <text:list text:style-name="LFO1" text:continue-numbering="true">
        <text:list-item>
          <text:p text:style-name="P199"><text:span text:style-name="T200">Klucz kryptograficzny</text:span></text:p>
        </text:list-item>
        <text:list-item>
          <text:p text:style-name="P201"><text:span text:style-name="T202">charakterystyka blokowych?</text:span></text:p>
        </text:list-item>
        <text:list-item>
          <text:p text:style-name="P203"><text:span text:style-name="T204">Szyfry symetryczne - charakterystyka, podział, przykłady</text:span></text:p>
        </text:list-item>
        <text:list-item>
          <text:p text:style-name="P205">Co to jest hasło kryptograficzne i jakie są z nim związane wymagania (że ciąg znaków używany jako informacja pomocnicza przy szyfrowaniu, powinien być długi, tajny etc )</text:p>
        </text:list-item>
        <text:list-item>
          <text:p text:style-name="P206">Coś z metodami inicjalizacji rejestru przesuwnego przy szyfrach strumieniowych (nie mam pojęcia, ja znam tylko inicjalizację ciągiem pseudolosowym)</text:p>
        </text:list-item>
        <text:list-item>
          <text:p text:style-name="P207"><text:span text:style-name="T208">Co wiesz o algorytmie RSA</text:span></text:p>
        </text:list-item>
        <text:list-item>
          <text:p text:style-name="P209">Czym charakteryzują się algorytmy podstawieniowe, a czym permutacyjne</text:p>
        </text:list-item>
        <text:list-item>
          <text:p text:style-name="P210"><text:span text:style-name="T211">Co wiesz o algorytmach poligramowych.<text:s/></text:span><text:span text:style-name="T212">Podaj przykłady.</text:span></text:p>
        </text:list-item>
        <text:list-item>
          <text:p text:style-name="P213"><text:span text:style-name="T214">Co to jest autokorelacja</text:span></text:p>
        </text:list-item>
        <text:list-item>
          <text:p text:style-name="P215">Co wiesz o szyfrowaniu symetrycznym blokowym</text:p>
        </text:list-item>
        <text:list-item>
          <text:p text:style-name="P216">Zdefiniuj co to klucz szyfrujący, czym powinien się charakteryzować</text:p>
        </text:list-item>
        <text:list-item>
          <text:p text:style-name="P217">Scharakteryzuj szyfry symetryczne i asymetryczne?</text:p>
        </text:list-item>
        <text:list-item>
          <text:p text:style-name="P218"><text:span text:style-name="T219">Co wiesz o DES?</text:span></text:p>
        </text:list-item>
        <text:list-item>
          <text:p text:style-name="P220"><text:span text:style-name="T221">Dlaczego AES jest mocny?</text:span></text:p>
        </text:list-item>
        <text:list-item>
          <text:p text:style-name="P222">Co wiesz o szyfrowaniu wielokrotnym?</text:p>
        </text:list-item>
        <text:list-item>
          <text:p text:style-name="P223"><text:span text:style-name="T224">Które szyfry nie wpływają na Entropię szyfrogramu uzasadnij?</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dent 238076</meta:initial-creator>
    <dc:creator>Student 238076</dc:creator>
    <meta:creation-date>2019-06-06T11:09:00Z</meta:creation-date>
    <dc:date>2019-06-06T11:09:00Z</dc:date>
    <meta:template xlink:href="Normal.dotm" xlink:type="simple"/>
    <meta:editing-cycles>2</meta:editing-cycles>
    <meta:editing-duration>PT0S</meta:editing-duration>
    <meta:document-statistic meta:page-count="7" meta:paragraph-count="16" meta:word-count="1230" meta:character-count="8229" meta:row-count="58" meta:non-whitespace-character-count="7015"/>
  </office:meta>
</office:document-meta>
</file>